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Mono L"/>
    </style:style>
    <style:style style:name="T1" style:family="text">
      <style:text-properties style:font-name="Nimbus Mono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SIS4517 - Laboratorio 1</text:h>
      <text:p text:style-name="Heading">Grupo 5 s.henao41, d.derby10</text:p>
      <text:p text:style-name="Standard"/>
      <text:h text:style-name="Heading_20_3" text:outline-level="3">2) c)</text:h>
      <text:p text:style-name="Standard"/>
      <text:p text:style-name="Text_20_body">Hadoop guarda la respuesta en HDFS. <text:s/>Se puede copiarla al sistema de archivos local para verla como un archivo normal utilizando el comando <text:span text:style-name="T1">hadoop fs -copyToLocal /salida/r1 ~/r1</text:span>.</text:p>
      <text:p text:style-name="P1"/>
      <text:h text:style-name="Heading_20_3" text:outline-level="3">3 a)</text:h>
      <text:p text:style-name="Text_20_body">19043</text:p>
      <text:h text:style-name="Heading_20_3" text:outline-level="3">b)</text:h>
      <text:p text:style-name="Text_20_body"/>
      <text:h text:style-name="Heading_20_3" text:outline-level="3">c)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20:27:12</meta:creation-date>
    <dc:date>2014-02-25T20:55:24</dc:date>
    <meta:editing-duration>PT20M16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8" meta:word-count="43" meta:character-count="249" meta:non-whitespace-character-count="213"/>
  </office:meta>
</office:document-meta>
</file>